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1.905cm" svg:x="5.245cm" svg:y="1.47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05cm" svg:x="11.795cm" svg:y="1.47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05cm" svg:x="18.445cm" svg:y="1.47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4.271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4.271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4.271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05cm" svg:x="5.245cm" svg:y="6.071cm">
          <text:p text:style-name="P1">Data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05cm" svg:x="11.795cm" svg:y="5.771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05cm" svg:x="18.445cm" svg:y="6.071cm">
          <text:p text:style-name="P1">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8.972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8.972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8.972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10.772cm">
          <text:p text:style-name="P1">Data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10.472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10.772cm">
          <text:p text:style-name="P1">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5.245cm" svg:y="12.373cm">
          <text:p text:style-name="P1">Object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1.795cm" svg:y="12.073cm">
          <text:p text:style-name="P1">Pres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8.445cm" svg:y="12.373cm">
          <text:p text:style-name="P1">Work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15.473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15.473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15.473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17.273cm">
          <text:p text:style-name="P1">Data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16.973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17.273cm">
          <text:p text:style-name="P1">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18.874cm">
          <text:p text:style-name="P1">Object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18.574cm">
          <text:p text:style-name="P1">Pres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18.874cm">
          <text:p text:style-name="P1">Work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05cm" svg:x="5.245cm" svg:y="20.575cm">
          <text:p text:style-name="P1">Presentation</text:p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05cm" svg:x="11.795cm" svg:y="20.275cm">
          <text:p text:style-name="P1">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08cm" svg:height="1.905cm" svg:x="18.445cm" svg:y="20.575cm">
          <text:p text:style-name="P1">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23.94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23.94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23.94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25.74cm">
          <text:p text:style-name="P1">Data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25.44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25.74cm">
          <text:p text:style-name="P1">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27.341cm">
          <text:p text:style-name="P1">Object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27.041cm">
          <text:p text:style-name="P1">Pres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27.341cm">
          <text:p text:style-name="P1">Work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29.076cm">
          <text:p text:style-name="P1">Presentation</text:p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28.776cm">
          <text:p text:style-name="P1">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29.076cm">
          <text:p text:style-name="P1">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5.245cm" svg:y="30.842cm">
          <text:p text:style-name="P1">Widget</text:p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1.795cm" svg:y="30.542cm">
          <text:p text:style-name="P1">Visu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8.445cm" svg:y="30.842cm">
          <text:p text:style-name="P1">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33.441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33.441cm">
          <text:p text:style-name="P1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33.441cm">
          <text:p text:style-name="P1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35.241cm">
          <text:p text:style-name="P1">Data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34.941cm"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35.241cm">
          <text:p text:style-name="P1">Servi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36.842cm">
          <text:p text:style-name="P1">Object 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36.542cm">
          <text:p text:style-name="P1">Pres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36.842cm">
          <text:p text:style-name="P1">Workfl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5.245cm" svg:y="38.577cm">
          <text:p text:style-name="P1">Presentation</text:p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1.795cm" svg:y="38.177cm">
          <text:p text:style-name="P1">Widg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8.445cm" svg:y="38.577cm">
          <text:p text:style-name="P1">Liste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5.245cm" svg:y="40.343cm">
          <text:p text:style-name="P1">Widget</text:p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1.795cm" svg:y="39.843cm">
          <text:p text:style-name="P1">Visu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svg:x="18.445cm" svg:y="40.343cm">
          <text:p text:style-name="P1">Ed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43.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amlet D'Arcy</meta:initial-creator>
    <meta:creation-date>2011-02-16T20:37:18</meta:creation-date>
    <dc:date>2011-02-16T20:55:12</dc:date>
    <dc:creator>Hamlet D'Arcy</dc:creator>
    <meta:editing-duration>PT00H17M54S</meta:editing-duration>
    <meta:editing-cycles>7</meta:editing-cycles>
    <meta:generator>OpenOffice.org/3.2$Unix OpenOffice.org_project/320m12$Build-9483</meta:generator>
    <meta:document-statistic meta:object-count="60"/>
  </office:meta>
</office:document-meta>
</file>